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23B000001D2C828AF3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-Regular" svg:font-family="Menlo-Regular"/>
    <style:font-face style:name="Andale Mono2" svg:font-family="'Andale Mono'" style:font-pitch="fixed"/>
    <style:font-face style:name="Andale Mono1" svg:font-family="'Andale Mono'" style:font-adornments="Normal" style:font-pitch="fixed"/>
    <style:font-face style:name="Andale Mono3" svg:font-family="'Andale Mono'" style:font-adornments="Regular" style:font-pitch="fixed"/>
    <style:font-face style:name="Andale Mono" svg:font-family="'Andale Mono'" style:font-adornments="Normal" style:font-pitch="variable"/>
    <style:font-face style:name="Times New Roman2" svg:font-family="'Times New Roman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Trebuchet MS" svg:font-family="'Trebuchet MS'" style:font-family-generic="roman" style:font-pitch="variable"/>
    <style:font-face style:name="Trebuchet MS1" svg:font-family="'Trebuchet MS'" style:font-adornments="Normal" style:font-family-generic="roman" style:font-pitch="variable"/>
    <style:font-face style:name="Trebuchet MS2" svg:font-family="'Trebuchet MS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fill-color="#ffffff" draw:auto-grow-height="true" fo:min-height="3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draw:auto-grow-height="true" fo:min-height="3cm"/>
    </style:style>
    <style:style style:name="pr5" style:family="presentation" style:parent-style-name="Default-outline1">
      <style:graphic-properties fo:min-height="14.004cm"/>
    </style:style>
    <style:style style:name="pr6" style:family="presentation" style:parent-style-name="Default-notes">
      <style:graphic-properties draw:stroke="none" draw:fill="none" draw:fill-color="#ffffff" draw:textarea-horizontal-align="left" draw:textarea-vertical-align="top" draw:auto-grow-height="false" draw:auto-grow-width="false" fo:min-height="12.573cm" fo:padding-top="0cm" fo:padding-bottom="0cm" fo:padding-left="0cm" fo:padding-right="0cm" fo:wrap-option="wrap"/>
    </style:style>
    <style:style style:name="pr7" style:family="presentation" style:parent-style-name="Default-notes">
      <style:graphic-properties draw:fill-color="#ffffff" fo:min-height="13.364cm"/>
    </style:style>
    <style:style style:name="pr8" style:family="presentation" style:parent-style-name="Default-outline1">
      <style:graphic-properties fo:min-height="14.453cm"/>
    </style:style>
    <style:style style:name="pr9" style:family="presentation" style:parent-style-name="Default-outline1">
      <style:graphic-properties fo:min-height="15.354cm"/>
    </style:style>
    <style:style style:name="pr10" style:family="presentation" style:parent-style-name="Default-outline1">
      <style:graphic-properties fo:min-height="14.775cm"/>
    </style:style>
    <style:style style:name="pr11" style:family="presentation" style:parent-style-name="Default-outline1">
      <style:graphic-properties fo:min-height="14.96cm"/>
    </style:style>
    <style:style style:name="pr12" style:family="presentation" style:parent-style-name="Default-title">
      <style:graphic-properties fo:min-height="1.479cm"/>
    </style:style>
    <style:style style:name="pr13" style:family="presentation" style:parent-style-name="Default-outline1">
      <style:graphic-properties fo:min-height="12.94cm"/>
    </style:style>
    <style:style style:name="pr14" style:family="presentation" style:parent-style-name="Default-outline1">
      <style:graphic-properties draw:auto-grow-height="true" fo:min-height="15.5cm"/>
    </style:style>
    <style:style style:name="pr15" style:family="presentation" style:parent-style-name="Default-outline1">
      <style:graphic-properties fo:min-height="15.5cm"/>
    </style:style>
    <style:style style:name="pr16" style:family="presentation" style:parent-style-name="Default-outline1">
      <style:graphic-properties draw:auto-grow-height="true" fo:min-height="15.497cm"/>
    </style:style>
    <style:style style:name="pr17" style:family="presentation" style:parent-style-name="Default-outline1">
      <style:graphic-properties draw:auto-grow-height="true" fo:min-height="16.569cm"/>
    </style:style>
    <style:style style:name="pr18" style:family="presentation" style:parent-style-name="Default-title">
      <style:graphic-properties fo:min-height="3cm"/>
    </style:style>
    <style:style style:name="pr19" style:family="presentation" style:parent-style-name="Default-subtitle">
      <style:graphic-properties draw:fill-color="#ffffff" draw:auto-grow-height="true" fo:min-height="18.999cm"/>
    </style:style>
    <style:style style:name="co1" style:family="table-column">
      <style:table-column-properties style:column-width="5.039cm" style:use-optimal-column-width="false"/>
    </style:style>
    <style:style style:name="co2" style:family="table-column">
      <style:table-column-properties style:column-width="5.042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2.391cm"/>
    </style:style>
    <style:style style:name="ro3" style:family="table-row">
      <style:table-row-properties style:row-height="3.1cm"/>
    </style:style>
    <style:style style:name="ro4" style:family="table-row">
      <style:table-row-properties style:row-height="0.979cm"/>
    </style:style>
    <style:style style:name="ce1" style:family="table-cell">
      <loext:graphic-properties style:repeat="repeat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</style:style>
    <style:style style:name="P3" style:family="paragraph">
      <loext:graphic-properties draw:fill-color="#ffffff"/>
      <style:paragraph-properties fo:margin-left="0.6cm" fo:margin-right="0cm" fo:text-indent="-0.6cm"/>
    </style:style>
    <style:style style:name="P4" style:family="paragraph">
      <loext:graphic-properties draw:fill="none" draw:fill-color="#ffffff"/>
      <style:paragraph-properties style:writing-mode="lr-tb" style:font-independent-line-spacing="true"/>
      <style:text-properties fo:font-size="21.2999992370605pt"/>
    </style:style>
    <style:style style:name="P5" style:family="paragraph">
      <loext:graphic-properties draw:fill-color="#ffffff"/>
    </style:style>
    <style:style style:name="P6" style:family="paragraph">
      <style:text-properties style:font-name="Andale Mono3" fo:font-size="22pt" style:font-size-asian="32pt" style:font-size-complex="32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margin-top="0cm" fo:margin-bottom="0cm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  <style:text-properties fo:font-size="32pt"/>
    </style:style>
    <style:style style:name="T1" style:family="text">
      <style:text-properties style:font-name="Times New Roman" fo:font-size="24pt" style:font-size-asian="24pt" style:font-size-complex="24pt"/>
    </style:style>
    <style:style style:name="T2" style:family="text">
      <style:text-properties style:font-name="Times New Roman"/>
    </style:style>
    <style:style style:name="T3" style:family="text">
      <style:text-properties style:font-name="Andale Mono2" fo:font-size="22pt" style:font-size-asian="22pt" style:font-size-complex="22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color="#000000" style:text-outline="false" style:text-line-through-style="none" style:text-line-through-type="none" style:font-name="Andale Mono2" fo:font-size="22pt" fo:font-style="normal" fo:text-shadow="none" style:text-underline-style="none" fo:font-weight="normal" style:letter-kerning="true" style:font-name-asian="Menlo-Regular" style:font-size-asian="22pt" style:font-style-asian="normal" style:font-weight-asian="normal" style:font-name-complex="Menlo-Regular" style:font-size-complex="22pt" style:font-style-complex="normal" style:font-weight-complex="normal" style:text-emphasize="none" style:font-relief="none"/>
    </style:style>
    <style:style style:name="T7" style:family="text">
      <style:text-properties style:font-name="Andale Mono2" fo:font-size="24pt" style:font-size-asian="24pt" style:font-size-complex="24pt"/>
    </style:style>
    <style:style style:name="T8" style:family="text">
      <style:text-properties style:font-name="Andale Mono3" fo:font-size="24pt" style:font-size-asian="28pt" style:font-size-complex="28pt"/>
    </style:style>
    <style:style style:name="T9" style:family="text">
      <style:text-properties style:font-name="Andale Mono3" fo:font-size="22pt" style:font-size-asian="28pt" style:font-size-complex="28pt"/>
    </style:style>
    <style:style style:name="T10" style:family="text">
      <style:text-properties style:font-name="Andale Mono3" fo:font-size="22pt" style:font-size-asian="32pt" style:font-size-complex="32pt"/>
    </style:style>
    <style:style style:name="T11" style:family="text">
      <style:text-properties style:font-name="Andale Mono3" fo:font-size="22pt" fo:font-style="italic" fo:font-weight="bold" style:font-size-asian="32pt" style:font-size-complex="32pt"/>
    </style:style>
    <style:style style:name="T12" style:family="text">
      <style:text-properties fo:font-size="28pt" fo:font-style="italic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0.8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1.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3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2.8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3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3.8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3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3cm" svg:x="1.4cm" svg:y="0.5cm" presentation:class="title">
          <draw:text-box>
            <text:p text:style-name="P1">Virtualisation with KVM</text:p>
          </draw:text-box>
        </draw:frame>
        <draw:frame presentation:style-name="pr2" draw:text-style-name="P2" draw:layer="layout" svg:width="25.199cm" svg:height="12.179cm" svg:x="1.4cm" svg:y="4cm" presentation:class="subtitle" presentation:user-transformed="true">
          <draw:text-box>
            <text:p text:style-name="P1"><text:span text:style-name="T1">Or “What I did with my weekend”</text:span></text:p>
            <text:p text:style-name="P1"><text:span text:style-name="T1"/></text:p>
            <text:p text:style-name="P1"><text:span text:style-name="T2">Chris Wilson</text:span></text:p>
            <text:p text:style-name="P1"><text:span text:style-name="T2">Presented at AfNOG 2015</text:span></text:p>
            <text:p text:style-name="P1"><text:span text:style-name="T1"/></text:p>
            <text:p text:style-name="P1"><text:span text:style-name="T1">Download this presentation at:</text:span></text:p>
            <text:p text:style-name="P1"><text:span text:style-name="T1">http://www.ws.afnog.org/afnog2015/sse/virtualization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" draw:style-name="dp3" draw:master-page-name="Default" presentation:presentation-page-layout-name="AL2T1">
        <office:forms form:automatic-focus="false" form:apply-design-mode="false"/>
        <draw:frame draw:name="Title 1" presentation:style-name="pr4" draw:layer="layout" svg:width="25.199cm" svg:height="3cm" svg:x="1.4cm" svg:y="0.5cm" presentation:class="title">
          <draw:text-box>
            <text:p>What is KVM?</text:p>
          </draw:text-box>
        </draw:frame>
        <draw:frame draw:name="Text Placeholder 2" presentation:style-name="pr5" draw:layer="layout" svg:width="25.199cm" svg:height="14.004cm" svg:x="1.4cm" svg:y="4cm" presentation:class="outline" presentation:user-transformed="true">
          <draw:text-box>
            <text:list text:style-name="L2">
              <text:list-item>
                <text:p>Kernel-based Virtual Machine</text:p>
              </text:list-item>
              <text:list-item>
                <text:p>Built into recent Linux versions</text:p>
                <text:list>
                  <text:list-item>
                    <text:p>Red Hat, CentOS, Ubuntu</text:p>
                  </text:list-item>
                </text:list>
              </text:list-item>
              <text:list-item>
                <text:p>Full virtualisation (supports almost any OS)</text:p>
              </text:list-item>
              <text:list-item>
                <text:p>Management tools:</text:p>
                <text:list>
                  <text:list-item>
                    <text:p>libvirt (command-line)</text:p>
                  </text:list-item>
                  <text:list-item>
                    <text:p>virt-manager (GUI)</text:p>
                  </text:list-item>
                </text:list>
              </text:list-item>
              <text:list-item>
                <text:p>Fast!</text:p>
              </text:list-item>
              <text:list-item>
                <text:p>No bare-metal hypervisor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" presentation:class="page"/>
          <draw:frame draw:name="Notes Placeholder 2"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cm" svg:x="1.4cm" svg:y="0.5cm" presentation:class="title">
          <draw:text-box>
            <text:p>How does KVM compare?</text:p>
          </draw:text-box>
        </draw:frame>
        <draw:frame draw:style-name="standard" draw:layer="layout" svg:width="25.197cm" svg:height="14.245cm" svg:x="1.4cm" svg:y="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>VMware ESX</text:p>
              </table:table-cell>
              <table:table-cell>
                <text:p>Xen</text:p>
              </table:table-cell>
              <table:table-cell>
                <text:p>KVM</text:p>
              </table:table-cell>
              <table:table-cell>
                <text:p>VirtualBox</text:p>
              </table:table-cell>
            </table:table-row>
            <table:table-row table:style-name="ro1" table:default-cell-style-name="ce1">
              <table:table-cell>
                <text:p>Vendor</text:p>
              </table:table-cell>
              <table:table-cell>
                <text:p>VMware</text:p>
              </table:table-cell>
              <table:table-cell>
                <text:p>Citrix</text:p>
              </table:table-cell>
              <table:table-cell>
                <text:p>Red Hat</text:p>
              </table:table-cell>
              <table:table-cell>
                <text:p>Oracle</text:p>
              </table:table-cell>
            </table:table-row>
            <table:table-row table:style-name="ro1" table:default-cell-style-name="ce1">
              <table:table-cell>
                <text:p>Target market</text:p>
              </table:table-cell>
              <table:table-cell>
                <text:p>Server</text:p>
              </table:table-cell>
              <table:table-cell>
                <text:p>Server</text:p>
              </table:table-cell>
              <table:table-cell>
                <text:p>Server</text:p>
              </table:table-cell>
              <table:table-cell>
                <text:p>Desktop</text:p>
              </table:table-cell>
            </table:table-row>
            <table:table-row table:style-name="ro1" table:default-cell-style-name="ce1">
              <table:table-cell>
                <text:p>Bare metal</text:p>
              </table:table-cell>
              <table:table-cell>
                <text:p>Yes</text:p>
              </table:table-cell>
              <table:table-cell>
                <text:p>Yes</text:p>
              </table:table-cell>
              <table:table-cell>
                <text:p>No</text:p>
              </table:table-cell>
              <table:table-cell>
                <text:p>No</text:p>
              </table:table-cell>
            </table:table-row>
            <table:table-row table:style-name="ro1" table:default-cell-style-name="ce1">
              <table:table-cell>
                <text:p>Full virt</text:p>
              </table:table-cell>
              <table:table-cell>
                <text:p>Yes</text:p>
              </table:table-cell>
              <table:table-cell>
                <text:p>Yes</text:p>
              </table:table-cell>
              <table:table-cell>
                <text:p>Optional</text:p>
              </table:table-cell>
              <table:table-cell>
                <text:p>Yes</text:p>
              </table:table-cell>
            </table:table-row>
            <table:table-row table:style-name="ro1" table:default-cell-style-name="ce1">
              <table:table-cell>
                <text:p>Paravirt drivers</text:p>
              </table:table-cell>
              <table:table-cell>
                <text:p>Yes</text:p>
              </table:table-cell>
              <table:table-cell>
                <text:p>Yes</text:p>
              </table:table-cell>
              <table:table-cell>
                <text:p>Yes</text:p>
              </table:table-cell>
              <table:table-cell>
                <text:p>Yes</text:p>
              </table:table-cell>
            </table:table-row>
            <table:table-row table:style-name="ro2" table:default-cell-style-name="ce1">
              <table:table-cell>
                <text:p>Runs on</text:p>
              </table:table-cell>
              <table:table-cell>
                <text:p>Bare metal (built-in RHEL)</text:p>
              </table:table-cell>
              <table:table-cell>
                <text:p>Linux, NetBSD, Solaris in dom0</text:p>
              </table:table-cell>
              <table:table-cell>
                <text:p>Most Linux distributions</text:p>
              </table:table-cell>
              <table:table-cell>
                <text:p>Some Linux distributions, Windows, OSX</text:p>
              </table:table-cell>
            </table:table-row>
            <table:table-row table:style-name="ro1" table:default-cell-style-name="ce1">
              <table:table-cell>
                <text:p>PCI pass thru</text:p>
              </table:table-cell>
              <table:table-cell>
                <text:p>Yes</text:p>
              </table:table-cell>
              <table:table-cell>
                <text:p>Yes</text:p>
              </table:table-cell>
              <table:table-cell>
                <text:p>Yes</text:p>
              </table:table-cell>
              <table:table-cell>
                <text:p>No</text:p>
              </table:table-cell>
            </table:table-row>
            <table:table-row table:style-name="ro3" table:default-cell-style-name="ce1">
              <table:table-cell>
                <text:p>Guest storage</text:p>
              </table:table-cell>
              <table:table-cell>
                <text:p>IDE, SCSI, USB, FC, LVM, iSCSI, NFS, filesystems</text:p>
              </table:table-cell>
              <table:table-cell>
                <text:p>IDE, SCSI, USB, FC, LVM, iSCSI, filesystems</text:p>
              </table:table-cell>
              <table:table-cell>
                <text:p>IDE, SCSI, USB, FC, LVM, iSCSI, filesystems</text:p>
              </table:table-cell>
              <table:table-cell>
                <text:p>iSCSI, filesystems</text:p>
              </table:table-cell>
            </table:table-row>
            <table:table-row table:style-name="ro1" table:default-cell-style-name="ce1">
              <table:table-cell>
                <text:p>libvirt support</text:p>
              </table:table-cell>
              <table:table-cell>
                <text:p>Yes</text:p>
              </table:table-cell>
              <table:table-cell>
                <text:p>Yes</text:p>
              </table:table-cell>
              <table:table-cell>
                <text:p>Yes</text:p>
              </table:table-cell>
              <table:table-cell>
                <text:p>Yes</text:p>
              </table:table-cell>
            </table:table-row>
            <table:table-row table:style-name="ro4" table:default-cell-style-name="ce1">
              <table:table-cell>
                <text:p>Price</text:p>
              </table:table-cell>
              <table:table-cell>
                <text:p>Free (ESXi)</text:p>
              </table:table-cell>
              <table:table-cell>
                <text:p>Free (Debian)</text:p>
              </table:table-cell>
              <table:table-cell>
                <text:p>Free (CentOS)</text:p>
              </table:table-cell>
              <table:table-cell>
                <text:p>Free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4">
          <draw:page-thumbnail draw:style-name="gr1" draw:layer="layout" svg:width="14.848cm" svg:height="11.135cm" svg:x="3.075cm" svg:y="2.257cm" draw:page-number="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draw:name="Title 1" presentation:style-name="pr4" draw:layer="layout" svg:width="25.199cm" svg:height="3cm" svg:x="1.4cm" svg:y="0.5cm" presentation:class="title">
          <draw:text-box>
            <text:p>Why KVM?</text:p>
          </draw:text-box>
        </draw:frame>
        <draw:frame draw:name="Text Placeholder 2" presentation:style-name="pr8" draw:layer="layout" svg:width="25.199cm" svg:height="14.453cm" svg:x="1.4cm" svg:y="4cm" presentation:class="outline" presentation:user-transformed="true">
          <draw:text-box>
            <text:list text:style-name="L2">
              <text:list-item>
                <text:p>Advantages of KVM:</text:p>
                <text:list>
                  <text:list-item>
                    <text:p>Officially supported on RHEL, CentOS, Fedora, Debian and Ubuntu</text:p>
                  </text:list-item>
                  <text:list-item>
                    <text:p>Lightweight and efficient</text:p>
                  </text:list-item>
                  <text:list-item>
                    <text:p>Supported by libvirt</text:p>
                  </text:list-item>
                  <text:list-item>
                    <text:p>Close integration with Linux, automated installation</text:p>
                  </text:list-item>
                </text:list>
              </text:list-item>
              <text:list-item>
                <text:p>Disadvantages of KVM:</text:p>
                <text:list>
                  <text:list-item>
                    <text:p>Relatively new, fewer guest OS paravirtual drivers</text:p>
                  </text:list-item>
                  <text:list-item>
                    <text:p>Only runs on Linux hosts (+experimental FreeBSD)</text:p>
                  </text:list-item>
                  <text:list-item>
                    <text:p>GUI tools are less well developed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" presentation:class="page"/>
          <draw:frame draw:name="Notes Placeholder 2"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7" draw:style-name="dp3" draw:master-page-name="Default" presentation:presentation-page-layout-name="AL2T1">
        <office:forms form:automatic-focus="false" form:apply-design-mode="false"/>
        <draw:frame draw:name="Title 1" presentation:style-name="pr4" draw:layer="layout" svg:width="25.199cm" svg:height="3cm" svg:x="1.4cm" svg:y="0.5cm" presentation:class="title">
          <draw:text-box>
            <text:p>KVM storage</text:p>
          </draw:text-box>
        </draw:frame>
        <draw:frame draw:name="Text Placeholder 2" presentation:style-name="pr9" draw:layer="layout" svg:width="25.199cm" svg:height="15.354cm" svg:x="1.4cm" svg:y="4cm" presentation:class="outline" presentation:user-transformed="true">
          <draw:text-box>
            <text:list text:style-name="L2">
              <text:list-item>
                <text:p>Everything supported by Qemu userspace</text:p>
              </text:list-item>
              <text:list-item>
                <text:p>Disk image files</text:p>
                <text:list>
                  <text:list-item>
                    <text:p>virt-install options:</text:p>
                    <text:list>
                      <text:list-item>
                        <text:p>Disk image files: <text:span text:style-name="T3">--disk path=&lt;image-file&gt;</text:span></text:p>
                      </text:list-item>
                      <text:list-item>
                        <text:p>CD-ROM ISO images: <text:span text:style-name="T3">--cdrom &lt;image-file&gt;</text:span></text:p>
                      </text:list-item>
                    </text:list>
                  </text:list-item>
                  <text:list-item>
                    <text:p>formats: vvfat vpc vmdk vdi sheepdog rbd raw host_cdrom host_floppy host_device file qed qcow2 qcow parallels nbd dmg tftp ftps ftp https http cow cloop</text:p>
                  </text:list-item>
                </text:list>
              </text:list-item>
              <text:list-item>
                <text:p>Partitions (raw)</text:p>
                <text:list>
                  <text:list-item>
                    <text:p>Use LVM for flexibility!</text:p>
                  </text:list-item>
                </text:list>
              </text:list-item>
              <text:list-item>
                <text:p>Host physical devices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5" presentation:class="page"/>
          <draw:frame draw:name="Notes Placeholder 2"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8" draw:style-name="dp3" draw:master-page-name="Default" presentation:presentation-page-layout-name="AL2T1">
        <office:forms form:automatic-focus="false" form:apply-design-mode="false"/>
        <draw:frame draw:name="Title 1" presentation:style-name="pr4" draw:layer="layout" svg:width="25.199cm" svg:height="3cm" svg:x="1.4cm" svg:y="0.5cm" presentation:class="title">
          <draw:text-box>
            <text:p>KVM networking</text:p>
          </draw:text-box>
        </draw:frame>
        <draw:frame draw:name="Text Placeholder 2" presentation:style-name="pr10" draw:layer="layout" svg:width="25.199cm" svg:height="14.775cm" svg:x="1.4cm" svg:y="4cm" presentation:class="outline" presentation:user-transformed="true">
          <draw:text-box>
            <text:list text:style-name="L2">
              <text:list-item>
                <text:p>Everything supported by Qemu userspace</text:p>
              </text:list-item>
              <text:list-item>
                <text:p>Automatic mode</text:p>
                <text:list>
                  <text:list-item>
                    <text:p>If there is a bridge device in the host with a physical interface enslaved, that will be used for connectivity.</text:p>
                  </text:list-item>
                </text:list>
              </text:list-item>
              <text:list-item>
                <text:p>Bridged networking</text:p>
                <text:list>
                  <text:list-item>
                    <text:p>virt-install option: <text:span text:style-name="T3">--network=bridge=&lt;device&gt;</text:span></text:p>
                  </text:list-item>
                  <text:list-item>
                    <text:p>Note: <text:span text:style-name="T4">device</text:span> must be a Linux bridge device, e.g. <text:span text:style-name="T4">br0</text:span></text:p>
                  </text:list-item>
                  <text:list-item>
                    <text:p><text:span text:style-name="T5">Generally does not work on wireless interfaces!</text:span></text:p>
                  </text:list-item>
                </text:list>
              </text:list-item>
              <text:list-item>
                <text:p><text:s/>NAT networking</text:p>
                <text:list>
                  <text:list-item>
                    <text:p>virt-install option: <text:span text:style-name="T3">--network=network=default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6" presentation:class="page"/>
          <draw:frame draw:name="Notes Placeholder 2"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1" draw:style-name="dp3" draw:master-page-name="Default" presentation:presentation-page-layout-name="AL2T1">
        <office:forms form:automatic-focus="false" form:apply-design-mode="false"/>
        <draw:frame draw:name="Title 1" presentation:style-name="pr4" draw:layer="layout" svg:width="25.199cm" svg:height="3cm" svg:x="1.4cm" svg:y="0.5cm" presentation:class="title">
          <draw:text-box>
            <text:p>Installing the Guest OS (demo)</text:p>
          </draw:text-box>
        </draw:frame>
        <draw:frame draw:name="Text Placeholder 2" presentation:style-name="pr11" draw:layer="layout" svg:width="25.199cm" svg:height="14.96cm" svg:x="1.4cm" svg:y="4cm" presentation:class="outline" presentation:user-transformed="true">
          <draw:text-box>
            <text:list text:style-name="L2">
              <text:list-item>
                <text:p><text:span text:style-name="T3">sudo virt-install --connect qemu:///system \</text:span></text:p>
              </text:list-item>
            </text:list>
            <text:p><text:span text:style-name="T3"><text:s text:c="4"/></text:span><text:span text:style-name="T3">--virt-type kvm --name Ubuntu-Demo \</text:span></text:p>
            <text:p><text:span text:style-name="T3"><text:s text:c="4"/></text:span><text:span text:style-name="T3">--os-variant=ubuntuprecise --ram 1024 --vcpus 1 \</text:span></text:p>
            <text:p><text:span text:style-name="T3"><text:s text:c="4"/></text:span><text:span text:style-name="T3">--disk path=Ubuntu-Demo.img,size=20 \</text:span></text:p>
            <text:p><text:span text:style-name="T3"><text:s text:c="4"/></text:span><text:span text:style-name="T3">--cdrom </text:span><text:span text:style-name="T6">ubuntu-14.04.2-server-amd64.iso</text:span><text:span text:style-name="T3"> \</text:span></text:p>
            <text:p><text:span text:style-name="T3"><text:s text:c="4"/></text:span><text:span text:style-name="T3">--network=bridge=br0 \</text:span></text:p>
            <text:p><text:span text:style-name="T3"><text:s text:c="4"/></text:span><text:span text:style-name="T3">--graphics type=vnc,listen=0.0.0.0</text:span></text:p>
            <text:list text:continue-numbering="true" text:style-name="L2">
              <text:list-item>
                <text:p>Note: br0 is specific to our setup</text:p>
                <text:list>
                  <text:list-item>
                    <text:p>You may want to omit the –<text:span text:style-name="T3">network</text:span> option</text:p>
                  </text:list-item>
                </text:list>
              </text:list-item>
              <text:list-item>
                <text:p>Connect to &lt;host&gt;:0 with VNC to drive the install</text:p>
              </text:list-item>
              <text:list-item>
                <text:p>Live demo!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7" presentation:class="page"/>
          <draw:frame draw:name="Notes Placeholder 2"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4" draw:style-name="dp3" draw:master-page-name="Default" presentation:presentation-page-layout-name="AL2T1">
        <office:forms form:automatic-focus="false" form:apply-design-mode="false"/>
        <draw:frame draw:name="Title 1" presentation:style-name="pr12" draw:layer="layout" svg:width="25.199cm" svg:height="1.479cm" svg:x="1.4cm" svg:y="1.261cm" presentation:class="title" presentation:user-transformed="true">
          <draw:text-box>
            <text:p>Deleting a virtual machine (guest)</text:p>
          </draw:text-box>
        </draw:frame>
        <draw:frame draw:name="Text Placeholder 2" presentation:style-name="pr13" draw:layer="layout" svg:width="25.199cm" svg:height="12.94cm" svg:x="1.4cm" svg:y="4cm" presentation:class="outline" presentation:user-transformed="true">
          <draw:text-box>
            <text:list text:style-name="L2">
              <text:list-item>
                <text:p>If you make a mistake with <text:span text:style-name="T4">virt-install</text:span></text:p>
              </text:list-item>
              <text:list-item>
                <text:p><text:span text:style-name="T7">virsh destroy FreeBSD-Demo</text:span></text:p>
                <text:list>
                  <text:list-item>
                    <text:p>stops the guest VM with a hard virtual power-off</text:p>
                  </text:list-item>
                </text:list>
              </text:list-item>
              <text:list-item>
                <text:p><text:span text:style-name="T7">virsh undefine FreeBSD-Demo</text:span></text:p>
                <text:list>
                  <text:list-item>
                    <text:p>deletes the guest VM XML file from <text:span text:style-name="T4">/etc/libvirt/qemu</text:span></text:p>
                  </text:list-item>
                  <text:list-item>
                    <text:p><text:span text:style-name="T5">cannot start or stop the guest VM any more</text:span></text:p>
                  </text:list-item>
                </text:list>
              </text:list-item>
              <text:list-item>
                <text:p><text:span text:style-name="T7">rm FreeBSD-Demo.img</text:span></text:p>
                <text:list>
                  <text:list-item>
                    <text:p>deletes the disk image file (~ 20GB in this case)</text:p>
                  </text:list-item>
                </text:list>
              </text:list-item>
              <text:list-item>
                <text:p>Then you can run <text:span text:style-name="T4">virt-install</text:span> to create it again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8" presentation:class="page"/>
          <draw:frame draw:name="Notes Placeholder 2"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7" draw:style-name="dp3" draw:master-page-name="Default" presentation:presentation-page-layout-name="AL2T1">
        <office:forms form:automatic-focus="false" form:apply-design-mode="false"/>
        <draw:frame draw:name="Title 1" presentation:style-name="pr12" draw:layer="layout" svg:width="25.199cm" svg:height="1.479cm" svg:x="1.4cm" svg:y="1.26cm" presentation:class="title" presentation:user-transformed="true">
          <draw:text-box>
            <text:p>After OS installation</text:p>
          </draw:text-box>
        </draw:frame>
        <draw:frame presentation:style-name="pr14" draw:layer="layout" svg:width="25.199cm" svg:height="15.5cm" svg:x="1.4cm" svg:y="4cm" presentation:class="outline">
          <draw:text-box>
            <text:list text:style-name="L2">
              <text:list-item>
                <text:p>The installer will eject the virtual CD-ROM</text:p>
                <text:list>
                  <text:list-item>
                    <text:p>libvirt detaches the CD-ROM disk image</text:p>
                  </text:list-item>
                  <text:list-item>
                    <text:p>after reboot there will be no CD-ROM in virtual drive</text:p>
                  </text:list-item>
                  <text:list-item>
                    <text:p>as shown with <text:span text:style-name="T3">virsh domblklist FreeBSD-Demo</text:span></text:p>
                  </text:list-item>
                </text:list>
              </text:list-item>
              <text:list-item>
                <text:p>The installer will reboot the virtual machine<text:tab/></text:p>
              </text:list-item>
              <text:list-item>
                <text:p>But it won't come back up – why?</text:p>
                <text:list>
                  <text:list-item>
                    <text:p>Look at <text:span text:style-name="T3">virsh list --all</text:span></text:p>
                  </text:list-item>
                  <text:list-item>
                    <text:p>Need to start it manually</text:p>
                  </text:list-item>
                  <text:list-item>
                    <text:p>Configure to autostart with<text:line-break/><text:span text:style-name="T3">virsh autostart FreeBSD-Demo</text:span> 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9" presentation:class="page"/>
          <draw:frame draw:name="Notes Placeholder 2"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8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cm" svg:x="1.4cm" svg:y="0.5cm" presentation:class="title">
          <draw:text-box>
            <text:p>Creating a Gold Image</text:p>
          </draw:text-box>
        </draw:frame>
        <draw:frame presentation:style-name="pr14" draw:layer="layout" svg:width="25.199cm" svg:height="15.5cm" svg:x="1.4cm" svg:y="4cm" presentation:class="outline">
          <draw:text-box>
            <text:list text:style-name="L2">
              <text:list-item>
                <text:p>Shut down the gold system cleanly</text:p>
                <text:list>
                  <text:list-item>
                    <text:p><text:span text:style-name="T8">shutdown -p now </text:span>or<text:span text:style-name="T8"> poweroff</text:span></text:p>
                  </text:list-item>
                </text:list>
              </text:list-item>
              <text:list-item>
                <text:p>Check that it's not running</text:p>
                <text:list>
                  <text:list-item>
                    <text:p><text:span text:style-name="T9">virsh list –all</text:span></text:p>
                  </text:list-item>
                </text:list>
              </text:list-item>
              <text:list-item>
                <text:p>Copy the image file (why?)</text:p>
                <text:list>
                  <text:list-item>
                    <text:p><text:span text:style-name="T9">sudo cp FreeBSD-Demo.img FreeBSD-Demo-Gold.img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0" presentation:class="page"/>
          <draw:frame draw:name="Notes Placeholder 2"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9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cm" svg:x="1.4cm" svg:y="0.5cm" presentation:class="title">
          <draw:text-box>
            <text:p>Creating a clone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<text:span text:style-name="T10">hostname=pc$pc</text:span></text:p>
              </text:list-item>
              <text:list-item>
                <text:p><text:span text:style-name="T10">macaddr=`echo $hostname | md5sum | sed -e \</text:span><text:span text:style-name="T10"><text:line-break/></text:span><text:span text:style-name="T10">'s/^\(..\)\(..\)\(..\)\(..\).*/52:54:\1:\2:\3:\4/'`</text:span></text:p>
              </text:list-item>
              <text:list-item>
                <text:p><text:span text:style-name="T10">image=/data/vm/$hostname.img</text:span></text:p>
                <text:list>
                  <text:list-item>
                    <text:p><text:span text:style-name="T10">sudo qemu-img create -f qcow2 -o backing_file=FreeBSD-Demo-Gold.img $image</text:span></text:p>
                  </text:list-item>
                </text:list>
              </text:list-item>
              <text:list-item>
                <text:p><text:span text:style-name="T10">virt-install --connect qemu:///system \</text:span><text:span text:style-name="T10"><text:line-break/></text:span><text:span text:style-name="T10"> <text:s text:c="3"/>--virt-type kvm --name $hostname \</text:span><text:span text:style-name="T10"><text:line-break/></text:span><text:span text:style-name="T10"> <text:s text:c="3"/>--os-variant=freebsd8 --ram 512 --vcpus 1 \</text:span><text:span text:style-name="T10"><text:line-break/></text:span><text:span text:style-name="T10"> <text:s text:c="3"/>--disk path=</text:span><text:span text:style-name="T11">$image,format=qcow2</text:span><text:span text:style-name="T10"> \</text:span><text:span text:style-name="T10"><text:line-break/></text:span><text:span text:style-name="T10"> <text:s text:c="3"/>--network=bridge=br219,mac=$macaddr \</text:span><text:span text:style-name="T10"><text:line-break/></text:span><text:span text:style-name="T10"> <text:s text:c="3"/>--graphics type=vnc,listen=0.0.0.0 </text:span><text:span text:style-name="T11">--import</text:span></text:p>
              </text:list-item>
              <text:list-item>
                <text:p>Live demo!</text:p>
                <text:list>
                  <text:list-item>
                    <text:p>What would I have to change, to create another one?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1" presentation:class="page"/>
          <draw:frame draw:name="Notes Placeholder 2"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cm" svg:x="1.4cm" svg:y="0.5cm" presentation:class="title">
          <draw:text-box>
            <text:p>More clones!</text:p>
          </draw:text-box>
        </draw:frame>
        <draw:frame presentation:style-name="pr15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<text:span text:style-name="T10">for pc in {1..32}; do</text:span></text:p>
              </text:list-item>
              <text:list-item>
                <text:p><text:span text:style-name="T10"><text:s text:c="4"/></text:span><text:span text:style-name="T10">hostname=pc$pc</text:span></text:p>
              </text:list-item>
              <text:list-item>
                <text:p><text:span text:style-name="T10"><text:s text:c="4"/></text:span><text:span text:style-name="T10">macaddr=`echo $hostname | md5sum | sed -e 's/^\(..\)\(..\)\(..\)\(..\).*/52:54:\1:\2:\3:\4/'`</text:span></text:p>
              </text:list-item>
              <text:list-item>
                <text:p><text:span text:style-name="T10"><text:s text:c="4"/></text:span><text:span text:style-name="T10">image=/data/vm/$hostname.img</text:span></text:p>
              </text:list-item>
              <text:list-item>
                <text:p><text:span text:style-name="T10"><text:s text:c="4"/></text:span><text:span text:style-name="T10">sudo qemu-img create -f qcow2 \</text:span><text:span text:style-name="T10"><text:line-break/></text:span><text:span text:style-name="T10"> <text:s text:c="7"/>-o backing_file=FreeBSD-SSE-Gold.img $image</text:span></text:p>
              </text:list-item>
              <text:list-item>
                <text:p><text:span text:style-name="T10"><text:s text:c="4"/></text:span><text:span text:style-name="T10">virt-install --connect qemu:///system \</text:span><text:span text:style-name="T10"><text:line-break/></text:span><text:span text:style-name="T10"> <text:s text:c="7"/>--virt-type kvm --name $hostname \</text:span><text:span text:style-name="T10"><text:line-break/></text:span><text:span text:style-name="T10"> <text:s text:c="7"/>--os-variant=freebsd8 --ram 512 --vcpus 1 \</text:span><text:span text:style-name="T10"><text:line-break/></text:span><text:span text:style-name="T10"> <text:s text:c="7"/>--disk path=$image,format=qcow2 \</text:span><text:span text:style-name="T10"><text:line-break/></text:span><text:span text:style-name="T10"> <text:s text:c="7"/>--network=bridge=br219,mac=$macaddr \</text:span><text:span text:style-name="T10"><text:line-break/></text:span><text:span text:style-name="T10"> <text:s text:c="7"/>--graphics type=vnc,listen=0.0.0.0 --import</text:span></text:p>
              </text:list-item>
              <text:list-item>
                <text:p><text:span text:style-name="T10">done</text:span></text:p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12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1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cm" svg:x="1.4cm" svg:y="0.5cm" presentation:class="title">
          <draw:text-box>
            <text:p>Questions</text:p>
          </draw:text-box>
        </draw:frame>
        <draw:frame presentation:style-name="pr16" draw:layer="layout" svg:width="25.199cm" svg:height="15.497cm" svg:x="1.4cm" svg:y="4cm" presentation:class="outline" presentation:user-transformed="true">
          <draw:text-box>
            <text:list text:style-name="L2">
              <text:list-item>
                <text:p>How big are the disk images?</text:p>
                <text:list>
                  <text:list-item>
                    <text:p>How big could they become?</text:p>
                  </text:list-item>
                </text:list>
              </text:list-item>
              <text:list-item>
                <text:p>What hostname do the machines have?</text:p>
                <text:list>
                  <text:list-item>
                    <text:p>How would you set it automatically?</text:p>
                  </text:list-item>
                  <text:list-item>
                    <text:p>Use DHCP, set <text:span text:style-name="T9">hostname=””</text:span> in <text:span text:style-name="T12">/etc/rc.conf</text:span></text:p>
                  </text:list-item>
                </text:list>
              </text:list-item>
              <text:list-item>
                <text:p>How can you manage them in bulk?</text:p>
                <text:list>
                  <text:list-item>
                    <text:p>How do you deal with OS updates?</text:p>
                  </text:list-item>
                </text:list>
              </text:list-item>
              <text:list-item>
                <text:p>What is the system clock set to?</text:p>
              </text:list-item>
              <text:list-item>
                <text:p>What happens to system logs?</text:p>
              </text:list-item>
              <text:list-item>
                <text:p>What are the SSH keys of these systems?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3" presentation:class="page"/>
          <draw:frame draw:name="Notes Placeholder 2"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4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cm" svg:x="1.4cm" svg:y="0.5cm" presentation:class="title">
          <draw:text-box>
            <text:p>Using DHCP for fixed IP addresses</text:p>
          </draw:text-box>
        </draw:frame>
        <draw:frame presentation:style-name="pr17" draw:text-style-name="P9" draw:layer="layout" svg:width="25.199cm" svg:height="16.569cm" svg:x="1.4cm" svg:y="4cm" presentation:class="outline" presentation:user-transformed="true">
          <draw:text-box>
            <text:list text:style-name="L2">
              <text:list-item>
                <text:p text:style-name="P8"><text:span text:style-name="T3">for i in {17..32}; do</text:span></text:p>
              </text:list-item>
              <text:list-item>
                <text:p text:style-name="P8"><text:span text:style-name="T3">hostname=$1</text:span></text:p>
              </text:list-item>
              <text:list-item>
                <text:p text:style-name="P8"><text:span text:style-name="T3">ipaddr=$2</text:span></text:p>
              </text:list-item>
              <text:list-item>
                <text:p text:style-name="P8"><text:span text:style-name="T3"/></text:p>
              </text:list-item>
              <text:list-item>
                <text:p text:style-name="P8"><text:span text:style-name="T3">if [ -z "$ipaddr" ]; then</text:span></text:p>
              </text:list-item>
              <text:list-item>
                <text:p text:style-name="P8"><text:span text:style-name="T3">echo "Usage: $0 &lt;hostname&gt; &lt;ip-address&gt;" &gt;&amp;2</text:span></text:p>
              </text:list-item>
              <text:list-item>
                <text:p text:style-name="P8"><text:span text:style-name="T3">exit 2</text:span></text:p>
              </text:list-item>
              <text:list-item>
                <text:p text:style-name="P8"><text:span text:style-name="T3">fi</text:span></text:p>
              </text:list-item>
              <text:list-item>
                <text:p text:style-name="P8"><text:span text:style-name="T3"/></text:p>
              </text:list-item>
              <text:list-item>
                <text:p text:style-name="P8"><text:span text:style-name="T3">macaddr=`echo $hostname | md5sum | sed -e 's/^\(..\)\(..\)\(..\)\(..\).*/52:54:\1:\2:\3:\4/'`</text:span></text:p>
              </text:list-item>
              <text:list-item>
                <text:p text:style-name="P8"><text:span text:style-name="T3">cat &lt;&lt;EOF</text:span></text:p>
              </text:list-item>
              <text:list-item>
                <text:p text:style-name="P8"><text:span text:style-name="T3">host $hostname {</text:span></text:p>
              </text:list-item>
              <text:list-item>
                <text:p text:style-name="P8"><text:span text:style-name="T3">hardware ethernet $macaddr;</text:span></text:p>
              </text:list-item>
              <text:list-item>
                <text:p text:style-name="P8"><text:span text:style-name="T3">fixed-address $ipaddr;</text:span></text:p>
              </text:list-item>
              <text:list-item>
                <text:p text:style-name="P8"><text:span text:style-name="T3">}</text:span></text:p>
              </text:list-item>
              <text:list-item>
                <text:p text:style-name="P8"><text:span text:style-name="T3">EOF</text:span></text:p>
              </text:list-item>
              <text:list-item>
                <text:p text:style-name="P8"><text:span text:style-name="T3"/></text:p>
              </text:list-item>
              <text:list-item>
                <text:p text:style-name="P8"><text:span text:style-name="T3">exit 0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4" presentation:class="page"/>
          <draw:frame draw:name="Notes Placeholder 2"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3T32">
        <office:forms form:automatic-focus="false" form:apply-design-mode="false"/>
        <draw:frame presentation:style-name="pr18" draw:layer="layout" svg:width="25.199cm" svg:height="3cm" svg:x="1.4cm" svg:y="0.5cm" presentation:class="title">
          <draw:text-box>
            <text:p>FIN</text:p>
          </draw:text-box>
        </draw:frame>
        <draw:frame presentation:style-name="pr19" draw:text-style-name="P5" draw:layer="layout" svg:width="25.199cm" svg:height="18.999cm" svg:x="1.4cm" svg:y="0.5cm" presentation:class="subtitle">
          <draw:text-box>
            <text:p>Any questions?</text:p>
          </draw:text-box>
        </draw:frame>
        <presentation:notes draw:style-name="dp4">
          <draw:page-thumbnail draw:style-name="gr1" draw:layer="layout" svg:width="14.848cm" svg:height="11.135cm" svg:x="3.075cm" svg:y="2.257cm" draw:page-number="1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enlo-Regular" svg:font-family="Menlo-Regular"/>
    <style:font-face style:name="Andale Mono2" svg:font-family="'Andale Mono'" style:font-pitch="fixed"/>
    <style:font-face style:name="Andale Mono1" svg:font-family="'Andale Mono'" style:font-adornments="Normal" style:font-pitch="fixed"/>
    <style:font-face style:name="Andale Mono3" svg:font-family="'Andale Mono'" style:font-adornments="Regular" style:font-pitch="fixed"/>
    <style:font-face style:name="Andale Mono" svg:font-family="'Andale Mono'" style:font-adornments="Normal" style:font-pitch="variable"/>
    <style:font-face style:name="Times New Roman2" svg:font-family="'Times New Roman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Trebuchet MS" svg:font-family="'Trebuchet MS'" style:font-family-generic="roman" style:font-pitch="variable"/>
    <style:font-face style:name="Trebuchet MS1" svg:font-family="'Trebuchet MS'" style:font-adornments="Normal" style:font-family-generic="roman" style:font-pitch="variable"/>
    <style:font-face style:name="Trebuchet MS2" svg:font-family="'Trebuchet MS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">
            <style:list-level-properties text:space-before="0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3" text:bullet-char="">
            <style:list-level-properties text:space-before="1.3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">
            <style:list-level-properties text:space-before="1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2.3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2.8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3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3.8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3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cm" fo:text-indent="0cm"/>
      <style:text-properties style:use-window-font-color="true" style:text-outline="false" style:text-line-through-style="none" style:text-line-through-type="none" style:font-name="Times New Roman1" fo:font-family="'Times New Roman'" style:font-style-name="Norm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1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2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3cm" fo:margin-right="0cm" fo:margin-top="0cm" fo:margin-bottom="0.2cm" fo:text-indent="0cm">
        <style:tab-stops/>
      </style:paragraph-properties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4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5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7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8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Trebuchet MS2" fo:font-family="'Trebuchet MS'" style:font-style-name="Normal" style:font-family-generic="swiss" style:font-pitch="variable" fo:font-size="3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font-style-asian="normal" style:font-weight-asian="normal" style:font-name-complex="Tahoma" style:font-family-complex="Tahoma" style:font-family-generic-complex="system" style:font-pitch-complex="variable" style:font-size-complex="36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svg:stroke-width="0.2cm" svg:stroke-color="#ff0000" draw:marker-start-width="0.5cm" draw:marker-end-width="0.5cm" draw:textarea-horizontal-align="center" draw:textarea-vertical-align="middle" fo:padding-top="0.1cm" fo:padding-bottom="0.1cm" fo:padding-left="0.1cm" fo:padding-right="0.1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/>
    </style:style>
    <style:style style:name="MP6" style:family="paragraph">
      <loext:graphic-properties draw:fill-color="#ffffff"/>
      <style:paragraph-properties fo:margin-left="0cm" fo:margin-right="0cm" fo:text-indent="0cm"/>
    </style:style>
    <style:style style:name="M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9" style:family="paragraph"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Default" style:page-layout-name="PM1" draw:style-name="Mdp1">
      <draw:frame presentation:style-name="Mpr1" draw:text-style-name="MP6" draw:layer="backgroundobjects" svg:width="25.199cm" svg:height="3cm" svg:x="1.4cm" svg:y="0.5cm" presentation:class="title">
        <draw:text-box>
          <text:p text:style-name="MP5">Click to edit the title text format</text:p>
        </draw:text-box>
      </draw:frame>
      <draw:frame presentation:style-name="Default-outline1" draw:layer="backgroundobjects" svg:width="25.199cm" svg:height="12.18cm" svg:x="1.4cm" svg:y="4cm" presentation:class="outline" presentation:placeholder="true">
        <draw:text-box/>
      </draw:frame>
      <draw:frame presentation:style-name="Mpr2" draw:text-style-name="MP2" draw:layer="backgroundobjects" svg:width="7.523cm" svg:height="0.5cm" svg:x="0.477cm" svg:y="20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8" draw:layer="backgroundobjects" svg:width="11cm" svg:height="0.579cm" svg:x="8.5cm" svg:y="20cm" presentation:class="footer">
        <draw:text-box>
          <text:p text:style-name="MP7"><text:span text:style-name="MT1"><presentation:footer/></text:span></text:p>
        </draw:text-box>
      </draw:frame>
      <draw:frame presentation:style-name="Mpr2" draw:text-style-name="MP4" draw:layer="backgroundobjects" svg:width="4.925cm" svg:height="0.579cm" svg:x="20.075cm" svg:y="20cm" presentation:class="page-number">
        <draw:text-box>
          <text:p text:style-name="MP3"><text:span text:style-name="MT1"><text:page-number>&lt;number&gt;</text:page-number></text:span></text:p>
        </draw:text-box>
      </draw:frame>
      <draw:line draw:style-name="Mgr3" draw:text-style-name="MP9" draw:layer="backgroundobjects" svg:x1="1.5cm" svg:y1="3.5cm" svg:x2="26.5cm" svg:y2="3.5cm">
        <text:p/>
      </draw:line>
      <draw:frame draw:style-name="Mgr4" draw:text-style-name="MP10" draw:layer="backgroundobjects" svg:width="2.5cm" svg:height="2.04cm" svg:x="25cm" svg:y="18.46cm">
        <draw:image xlink:href="Pictures/100000000000023B000001D2C828AF38.png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4.3.2$MacOSX_X86_64 LibreOffice_project/88805f81e9fe61362df02b9941de8e38a9b5fd16</meta:generator>
    <meta:initial-creator>Chris Wilson</meta:initial-creator>
    <meta:creation-date>2009-05-09T14:59:55</meta:creation-date>
    <dc:date>2015-05-27T16:24:59.429071000</dc:date>
    <meta:editing-cycles>586</meta:editing-cycles>
    <meta:editing-duration>P10DT23H51M10S</meta:editing-duration>
    <meta:document-statistic meta:object-count="83"/>
    <meta:user-defined meta:name="Info 1"/>
    <meta:user-defined meta:name="Info 2"/>
    <meta:user-defined meta:name="Info 3"/>
    <meta:user-defined meta:name="Info 4"/>
  </office:meta>
</office:document-meta>
</file>